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93c0f" officeooo:paragraph-rsid="00193c0f"/>
    </style:style>
    <style:style style:name="P2" style:family="paragraph" style:parent-style-name="Title">
      <style:text-properties officeooo:rsid="00193c0f" officeooo:paragraph-rsid="00193c0f"/>
    </style:style>
    <style:style style:name="P3" style:family="paragraph" style:parent-style-name="Text_20_body">
      <style:text-properties officeooo:paragraph-rsid="00193c0f"/>
    </style:style>
    <style:style style:name="P4" style:family="paragraph" style:parent-style-name="Heading_20_1">
      <style:text-properties officeooo:rsid="00193c0f" officeooo:paragraph-rsid="00193c0f"/>
    </style:style>
    <style:style style:name="P5" style:family="paragraph" style:parent-style-name="Heading_20_3">
      <style:text-properties officeooo:rsid="00193c0f" officeooo:paragraph-rsid="001bb27e"/>
    </style:style>
    <style:style style:name="P6" style:family="paragraph" style:parent-style-name="Heading_20_3">
      <style:text-properties officeooo:paragraph-rsid="00193c0f"/>
    </style:style>
    <style:style style:name="P7" style:family="paragraph" style:parent-style-name="Text_20_body">
      <style:text-properties officeooo:paragraph-rsid="00193c0f"/>
    </style:style>
    <style:style style:name="P8" style:family="paragraph" style:parent-style-name="Text_20_body">
      <style:text-properties officeooo:paragraph-rsid="001bb27e"/>
    </style:style>
    <style:style style:name="P9" style:family="paragraph" style:parent-style-name="Text_20_body">
      <style:text-properties officeooo:rsid="001bb27e" officeooo:paragraph-rsid="001bb27e"/>
    </style:style>
    <style:style style:name="P10" style:family="paragraph" style:parent-style-name="Text_20_body">
      <style:text-properties style:text-underline-style="solid" style:text-underline-width="auto" style:text-underline-color="font-color" officeooo:paragraph-rsid="00193c0f"/>
    </style:style>
    <style:style style:name="T1" style:family="text">
      <style:text-properties officeooo:rsid="00193c0f"/>
    </style:style>
    <style:style style:name="T2" style:family="text">
      <style:text-properties officeooo:rsid="001bb27e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imestre 1 DAW</text:p>
      <text:p text:style-name="P1"/>
      <text:h text:style-name="P4" text:outline-level="1">Squid:</text:h>
      <text:h text:style-name="P6" text:outline-level="3" text:is-list-header="true"><text:span text:style-name="T1">Configuración / servicios</text:span></text:h>
      <text:p text:style-name="P8"><text:span text:style-name="T2">Buscar tu ip en la maquina virtual y añadirla a la proxy de Firefox junto a el puerto(3128).</text:span></text:p>
      <text:p text:style-name="P3">sudo systemctl sta<text:span text:style-name="T1">tus</text:span> squid</text:p>
      <text:p text:style-name="P3">sudo systemctl start squid</text:p>
      <text:p text:style-name="P3">sudo systemctl <text:span text:style-name="T1">stop</text:span> squid</text:p>
      <text:p text:style-name="P3">sudo systemctl <text:span text:style-name="T1">restart</text:span> squid // sudo squid -k parse</text:p>
      <text:p text:style-name="P3"/>
      <text:p text:style-name="P3">sudo cp /etc/squid/squid.conf squid.conf.backup </text:p>
      <text:p text:style-name="P10"/>
      <text:p text:style-name="P8"><text:span text:style-name="T1">#s</text:span>quid normally listens to port 3128</text:p>
      <text:h text:style-name="P5" text:outline-level="3" text:is-list-header="true">ACLs y control de acceso:</text:h>
      <text:p text:style-name="P9">acl localnet src 192.168.1.0/24</text:p>
      <text:p text:style-name="P9">#acl USUARIOS_SOLO_TARDES src 192.168.1.100 192.168.1.101 192.168.1.102</text:p>
      <text:p text:style-name="P9">acl textProhibido dstdomain "/etc/squid/textProhibido.txt"</text:p>
      <text:p text:style-name="P9">acl prohibido dstdomain .as.com</text:p>
      <text:p text:style-name="P9">acl prohibicion_violencia url_regex violen</text:p>
      <text:p text:style-name="P9">acl prohibicion_ruta_violencia urlpath_regex violen</text:p>
      <text:p text:style-name="P9">acl TARDES time MTWHF 11:00-20:00</text:p>
      <text:p text:style-name="P9">http_access prohibicion_ruta_violencia deny</text:p>
      <text:p text:style-name="P9">http_access deny prohibicion_violencia</text:p>
      <text:p text:style-name="P9">http_access deny textProhibido</text:p>
      <text:p text:style-name="P9">http_access deny prohibido</text:p>
      <text:p text:style-name="P9">http_access deny TARDES</text:p>
      <text:p text:style-name="P9">#http_access deny USUARIOS_SOLO_TARDES</text:p>
      <text:p text:style-name="P9">http_access allow localne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date-style style:name="N11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day number:calendar="jewish"/>
      <number:text> </number:text>
      <number:month number:calendar="jewish" number:style="long" number:textual="true"/>
    </number:date-style>
    <number:date-style style:name="N106">
      <number:month number:calendar="jewish" number:style="long" number:textual="true"/>
      <number:text> </number:text>
      <number:day number:calendar="jewish"/>
    </number:date-style>
    <number:date-style style:name="N105">
      <number:month number:calendar="jewish" number:style="long" number:textual="true"/>
      <number:text> </number:text>
      <number:year number:calendar="jewish" number:style="long"/>
    </number:date-style>
    <number:date-style style:name="N104">
      <number:month number:calendar="jewish" number:style="long" number:textual="true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1:35:00.420897980</meta:creation-date>
    <meta:generator>LibreOffice/7.3.6.2$Linux_X86_64 LibreOffice_project/30$Build-2</meta:generator>
    <dc:date>2022-10-31T12:31:57.805316805</dc:date>
    <meta:editing-duration>PT34M54S</meta:editing-duration>
    <meta:editing-cycles>2</meta:editing-cycles>
    <meta:document-statistic meta:table-count="0" meta:image-count="0" meta:object-count="0" meta:page-count="1" meta:paragraph-count="25" meta:word-count="113" meta:character-count="917" meta:non-whitespace-character-count="828"/>
  </office:meta>
</office:document-meta>
</file>